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Verdana, sans-serif"/>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paragraph-properties fo:text-align="justify" style:justify-single-word="false"/>
      <style:text-properties officeooo:rsid="0028ba1a" officeooo:paragraph-rsid="0028ba1a"/>
    </style:style>
    <style:style style:name="P3" style:family="paragraph" style:parent-style-name="Standard">
      <style:text-properties fo:language="en" fo:country="US" officeooo:paragraph-rsid="002a7823"/>
    </style:style>
    <style:style style:name="P4" style:family="paragraph" style:parent-style-name="Standard">
      <style:text-properties fo:font-weight="bold" officeooo:paragraph-rsid="002a7823" style:font-weight-asian="bold"/>
    </style:style>
    <style:style style:name="P5" style:family="paragraph" style:parent-style-name="Standard">
      <style:paragraph-properties fo:text-align="justify" style:justify-single-word="false"/>
      <style:text-properties officeooo:rsid="0028ba1a" officeooo:paragraph-rsid="0028ba1a" style:font-size-complex="11pt"/>
    </style:style>
    <style:style style:name="P6" style:family="paragraph" style:parent-style-name="Standard">
      <style:paragraph-properties fo:text-align="justify" style:justify-single-word="false"/>
      <style:text-properties officeooo:rsid="002a7823" officeooo:paragraph-rsid="002a7823" style:font-size-complex="11pt"/>
    </style:style>
    <style:style style:name="P7" style:family="paragraph" style:parent-style-name="Standard">
      <style:paragraph-properties fo:text-align="justify" style:justify-single-word="false"/>
      <style:text-properties officeooo:rsid="002e3e3f" officeooo:paragraph-rsid="002e3e3f" style:font-size-complex="11pt"/>
    </style:style>
    <style:style style:name="P8" style:family="paragraph" style:parent-style-name="Standard">
      <style:paragraph-properties fo:text-align="justify" style:justify-single-word="false"/>
      <style:text-properties officeooo:paragraph-rsid="0028ba1a"/>
    </style:style>
    <style:style style:name="P9" style:family="paragraph" style:parent-style-name="Standard">
      <style:text-properties style:font-name="Calibri" fo:font-size="16pt" officeooo:paragraph-rsid="002a7823" style:font-size-asian="16pt" style:font-size-complex="16pt"/>
    </style:style>
    <style:style style:name="P10" style:family="paragraph" style:parent-style-name="Standard">
      <style:text-properties style:font-name="Calibri" fo:font-size="13pt" officeooo:paragraph-rsid="002a7823" style:font-size-asian="13pt" style:font-size-complex="13pt"/>
    </style:style>
    <style:style style:name="P11" style:family="paragraph" style:parent-style-name="Standard">
      <style:text-properties officeooo:paragraph-rsid="002a7823"/>
    </style:style>
    <style:style style:name="P12" style:family="paragraph" style:parent-style-name="Standard">
      <style:paragraph-properties fo:text-align="justify" style:justify-single-word="false" fo:break-before="page"/>
      <style:text-properties officeooo:rsid="0028ba1a" officeooo:paragraph-rsid="0028ba1a"/>
    </style:style>
    <style:style style:name="P13" style:family="paragraph" style:parent-style-name="Standard">
      <style:paragraph-properties fo:text-align="justify" style:justify-single-word="false" fo:break-before="page"/>
      <style:text-properties officeooo:rsid="0028ba1a" officeooo:paragraph-rsid="0028ba1a" style:font-size-complex="11pt"/>
    </style:style>
    <style:style style:name="P14" style:family="paragraph" style:parent-style-name="Standard">
      <style:paragraph-properties fo:text-align="justify" style:justify-single-word="false" fo:break-before="page"/>
      <style:text-properties officeooo:rsid="002a7823" officeooo:paragraph-rsid="002a7823" style:font-size-complex="11pt"/>
    </style:style>
    <style:style style:name="P15" style:family="paragraph" style:parent-style-name="Standard">
      <style:paragraph-properties fo:break-before="page"/>
      <style:text-properties officeooo:paragraph-rsid="002a7823"/>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02a7823"/>
    </style:style>
    <style:style style:name="P18" style:family="paragraph" style:parent-style-name="Contents_20_Heading">
      <style:paragraph-properties fo:break-before="page"/>
    </style:style>
    <style:style style:name="P19" style:family="paragraph" style:parent-style-name="Text_20_body">
      <style:text-properties officeooo:rsid="002a9f67" officeooo:paragraph-rsid="002a9f67"/>
    </style:style>
    <style:style style:name="P20" style:family="paragraph" style:parent-style-name="Text_20_body">
      <style:text-properties fo:language="en" fo:country="US"/>
    </style:style>
    <style:style style:name="P21" style:family="paragraph" style:parent-style-name="Text_20_body">
      <style:text-properties officeooo:rsid="002f9b22" officeooo:paragraph-rsid="002f9b22"/>
    </style:style>
    <style:style style:name="P22" style:family="paragraph" style:parent-style-name="Text_20_body">
      <style:text-properties officeooo:rsid="0030612d" officeooo:paragraph-rsid="0030612d"/>
    </style:style>
    <style:style style:name="P23" style:family="paragraph" style:parent-style-name="Heading_20_1">
      <style:text-properties officeooo:paragraph-rsid="002a7823"/>
    </style:style>
    <style:style style:name="P24" style:family="paragraph" style:parent-style-name="Heading_20_1">
      <style:text-properties officeooo:rsid="002e3e3f" officeooo:paragraph-rsid="002a7823"/>
    </style:style>
    <style:style style:name="P25" style:family="paragraph" style:parent-style-name="Heading_20_2">
      <style:text-properties fo:language="en" fo:country="US" officeooo:paragraph-rsid="002a7823"/>
    </style:style>
    <style:style style:name="P26" style:family="paragraph" style:parent-style-name="Heading_20_2">
      <style:text-properties officeooo:paragraph-rsid="002a7823"/>
    </style:style>
    <style:style style:name="P27" style:family="paragraph" style:parent-style-name="Heading_20_3">
      <style:text-properties fo:language="en" fo:country="US" officeooo:paragraph-rsid="002a7823"/>
    </style:style>
    <style:style style:name="P28" style:family="paragraph" style:parent-style-name="Heading_20_3">
      <style:text-properties officeooo:paragraph-rsid="002a7823"/>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List_20_Paragraph">
      <style:paragraph-properties fo:margin-left="1.199cm" fo:margin-right="0cm" fo:text-indent="0cm" style:auto-text-indent="false"/>
      <style:text-properties officeooo:paragraph-rsid="002a7823"/>
    </style:style>
    <style:style style:name="P31"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2" style:family="paragraph" style:parent-style-name="List_20_Paragraph" style:list-style-name="WWNum3">
      <style:text-properties officeooo:paragraph-rsid="002a7823"/>
    </style:style>
    <style:style style:name="P33" style:family="paragraph" style:parent-style-name="List_20_Paragraph" style:list-style-name="WWNum3">
      <style:paragraph-properties fo:text-align="justify" style:justify-single-word="false"/>
      <style:text-properties officeooo:rsid="002a7823" officeooo:paragraph-rsid="002a7823" style:font-size-complex="11pt"/>
    </style:style>
    <style:style style:name="P34" style:family="paragraph" style:parent-style-name="List_20_Paragraph" style:list-style-name="L2">
      <style:paragraph-properties fo:margin-left="1.388cm" fo:margin-right="0cm" fo:margin-top="0cm" fo:margin-bottom="0.212cm" style:contextual-spacing="false" fo:text-indent="-0.635cm" style:auto-text-indent="false">
        <style:tab-stops>
          <style:tab-stop style:position="1.388cm"/>
        </style:tab-stops>
      </style:paragraph-properties>
      <style:text-properties fo:font-weight="bold" officeooo:paragraph-rsid="002a7823" style:font-weight-asian="bold"/>
    </style:style>
    <style:style style:name="P35" style:family="paragraph" style:parent-style-name="List_20_Paragraph" style:list-style-name="L2">
      <style:paragraph-properties fo:margin-left="1.388cm" fo:margin-right="0cm" fo:text-indent="-0.635cm" style:auto-text-indent="false">
        <style:tab-stops>
          <style:tab-stop style:position="1.388cm"/>
        </style:tab-stops>
      </style:paragraph-properties>
      <style:text-properties officeooo:paragraph-rsid="002a7823"/>
    </style:style>
    <style:style style:name="P36" style:family="paragraph" style:parent-style-name="List_20_Paragraph" style:list-style-name="L3">
      <style:paragraph-properties fo:margin-top="0cm" fo:margin-bottom="0.212cm" style:contextual-spacing="false"/>
      <style:text-properties fo:language="en" fo:country="US" officeooo:paragraph-rsid="002a7823"/>
    </style:style>
    <style:style style:name="P37" style:family="paragraph" style:parent-style-name="Heading_20_2">
      <style:text-properties officeooo:rsid="0031d7e2" officeooo:paragraph-rsid="0031d7e2"/>
    </style:style>
    <style:style style:name="P38" style:family="paragraph" style:parent-style-name="Heading_20_3">
      <style:text-properties officeooo:rsid="00368fb8" officeooo:paragraph-rsid="00368fb8"/>
    </style:style>
    <style:style style:name="P39" style:family="paragraph" style:parent-style-name="Heading_20_3">
      <style:text-properties officeooo:paragraph-rsid="002a7823"/>
    </style:style>
    <style:style style:name="P40" style:family="paragraph" style:parent-style-name="Heading_20_1">
      <style:paragraph-properties fo:break-before="page"/>
      <style:text-properties officeooo:paragraph-rsid="002a7823"/>
    </style:style>
    <style:style style:name="P41" style:family="paragraph" style:parent-style-name="Standard" style:list-style-name="L1">
      <style:paragraph-properties fo:text-align="justify" style:justify-single-word="false"/>
      <style:text-properties officeooo:rsid="0028ba1a" officeooo:paragraph-rsid="0028ba1a"/>
    </style:style>
    <style:style style:name="P42" style:family="paragraph" style:parent-style-name="Standard">
      <style:text-properties officeooo:paragraph-rsid="002a7823"/>
    </style:style>
    <style:style style:name="P43" style:family="paragraph" style:parent-style-name="Title" style:master-page-name="Standard">
      <style:paragraph-properties style:page-number="auto"/>
    </style:style>
    <style:style style:name="P44" style:family="paragraph" style:parent-style-name="Text_20_body">
      <style:text-properties officeooo:rsid="002f9b22" officeooo:paragraph-rsid="002f9b22"/>
    </style:style>
    <style:style style:name="P45" style:family="paragraph" style:parent-style-name="Text_20_body">
      <style:text-properties officeooo:rsid="002f9b22" officeooo:paragraph-rsid="003a1abe"/>
    </style:style>
    <style:style style:name="P46" style:family="paragraph" style:parent-style-name="Text_20_body">
      <style:text-properties officeooo:rsid="0031d7e2" officeooo:paragraph-rsid="0031d7e2"/>
    </style:style>
    <style:style style:name="P47" style:family="paragraph" style:parent-style-name="Text_20_body">
      <style:text-properties officeooo:rsid="0031d7e2" officeooo:paragraph-rsid="00368fb8"/>
    </style:style>
    <style:style style:name="P48" style:family="paragraph" style:parent-style-name="Text_20_body">
      <style:text-properties officeooo:rsid="002d6a73" officeooo:paragraph-rsid="002d6a73"/>
    </style:style>
    <style:style style:name="P49" style:family="paragraph" style:parent-style-name="Text_20_body">
      <style:text-properties officeooo:rsid="002d6a73" officeooo:paragraph-rsid="0031d7e2"/>
    </style:style>
    <style:style style:name="P50" style:family="paragraph" style:parent-style-name="Text_20_body">
      <style:text-properties officeooo:rsid="002e3e3f" officeooo:paragraph-rsid="002e3e3f"/>
    </style:style>
    <style:style style:name="P51" style:family="paragraph" style:parent-style-name="Text_20_body">
      <style:text-properties officeooo:rsid="002e3e3f" officeooo:paragraph-rsid="0031d7e2"/>
    </style:style>
    <style:style style:name="P52" style:family="paragraph" style:parent-style-name="Text_20_body">
      <style:text-properties officeooo:rsid="00336502" officeooo:paragraph-rsid="00336502"/>
    </style:style>
    <style:style style:name="P53" style:family="paragraph" style:parent-style-name="Text_20_body">
      <style:text-properties officeooo:rsid="00353bdc" officeooo:paragraph-rsid="00353bdc"/>
    </style:style>
    <style:style style:name="P54" style:family="paragraph" style:parent-style-name="Text_20_body">
      <style:text-properties officeooo:rsid="00353bdc" officeooo:paragraph-rsid="003ad179"/>
    </style:style>
    <style:style style:name="P55" style:family="paragraph" style:parent-style-name="Text_20_body">
      <style:text-properties officeooo:rsid="00368fb8" officeooo:paragraph-rsid="00368fb8"/>
    </style:style>
    <style:style style:name="P56" style:family="paragraph" style:parent-style-name="Text_20_body">
      <style:text-properties officeooo:rsid="0030612d" officeooo:paragraph-rsid="0030612d"/>
    </style:style>
    <style:style style:name="P57" style:family="paragraph" style:parent-style-name="Text_20_body">
      <style:text-properties style:font-name="Liberation Sans" fo:font-size="11pt" style:font-size-asian="11pt" style:font-size-complex="11pt"/>
    </style:style>
    <style:style style:name="P58" style:family="paragraph" style:parent-style-name="Text_20_body">
      <style:text-properties officeooo:rsid="003a1abe" officeooo:paragraph-rsid="003a1abe"/>
    </style:style>
    <style:style style:name="P59" style:family="paragraph" style:parent-style-name="Text_20_body">
      <style:text-properties officeooo:rsid="003ad179" officeooo:paragraph-rsid="003ad179"/>
    </style:style>
    <style:style style:name="P60" style:family="paragraph" style:parent-style-name="Text_20_body">
      <style:text-properties officeooo:rsid="003b63cb" officeooo:paragraph-rsid="003b63cb"/>
    </style:style>
    <style:style style:name="P61" style:family="paragraph" style:parent-style-name="AppendixSection">
      <style:text-properties officeooo:paragraph-rsid="002a7823"/>
    </style:style>
    <style:style style:name="P62" style:family="paragraph" style:parent-style-name="AppendixSection">
      <style:paragraph-properties fo:break-before="page"/>
      <style:text-properties officeooo:paragraph-rsid="002a7823"/>
    </style:style>
    <style:style style:name="T1" style:family="text">
      <style:text-properties officeooo:rsid="0028ba1a"/>
    </style:style>
    <style:style style:name="T2" style:family="text">
      <style:text-properties fo:font-size="10pt" style:font-size-asian="10pt" style:font-size-complex="10pt"/>
    </style:style>
    <style:style style:name="T3" style:family="text">
      <style:text-properties fo:language="en" fo:country="US"/>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weight="bold" style:font-weight-asian="bold"/>
    </style:style>
    <style:style style:name="T8" style:family="text">
      <style:text-properties style:text-position="super 58%" fo:language="en" fo:country="US"/>
    </style:style>
    <style:style style:name="T9" style:family="text">
      <style:text-properties officeooo:rsid="0031d7e2"/>
    </style:style>
    <style:style style:name="T10" style:family="text">
      <style:text-properties officeooo:rsid="00336502"/>
    </style:style>
    <style:style style:name="T11" style:family="text">
      <style:text-properties fo:font-style="italic" style:font-style-asian="italic" style:font-style-complex="italic"/>
    </style:style>
    <style:style style:name="T12" style:family="text">
      <style:text-properties officeooo:rsid="00353bdc"/>
    </style:style>
    <style:style style:name="T13" style:family="text">
      <style:text-properties officeooo:rsid="00368fb8"/>
    </style:style>
    <style:style style:name="T14" style:family="text">
      <style:text-properties officeooo:rsid="003797a0"/>
    </style:style>
    <style:style style:name="T15" style:family="text">
      <style:text-properties fo:font-style="normal" style:font-style-asian="normal" style:font-style-complex="normal"/>
    </style:style>
    <style:style style:name="T16" style:family="text">
      <style:text-properties fo:font-style="normal" officeooo:rsid="003ad179" style:font-style-asian="normal" style:font-style-complex="normal"/>
    </style:style>
    <style:style style:name="T17" style:family="text">
      <style:text-properties fo:font-style="normal" officeooo:rsid="003b63cb" style:font-style-asian="normal" style:font-style-complex="normal"/>
    </style:style>
    <style:style style:name="T18" style:family="text">
      <style:text-properties fo:font-style="normal" officeooo:rsid="003c074f" style:font-style-asian="normal" style:font-style-complex="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Liberation Sans" fo:font-size="11pt" fo:letter-spacing="normal" fo:font-style="normal" fo:font-weight="normal" officeooo:rsid="00353bdc" style:font-size-asian="11pt" style:font-size-complex="11pt"/>
    </style:style>
    <style:style style:name="T21" style:family="text">
      <style:text-properties fo:font-variant="normal" fo:text-transform="none" fo:color="#000000" style:font-name="Liberation Sans" fo:font-size="11pt" fo:letter-spacing="normal" fo:font-style="normal" fo:font-weight="normal" officeooo:rsid="0039288a" style:font-size-asian="11pt" style:font-size-complex="11pt"/>
    </style:style>
    <style:style style:name="T22" style:family="text">
      <style:text-properties fo:font-variant="normal" fo:text-transform="none" fo:color="#000000" style:font-name="Liberation Sans" fo:font-size="11pt" fo:letter-spacing="normal" fo:font-style="normal" fo:font-weight="normal" officeooo:rsid="003a1abe" style:font-size-asian="11pt" style:font-size-complex="11pt"/>
    </style:style>
    <style:style style:name="T23" style:family="text">
      <style:text-properties style:font-name="Liberation Sans" fo:font-size="11pt" officeooo:rsid="00353bdc" style:font-size-asian="11pt" style:font-size-complex="11pt"/>
    </style:style>
    <style:style style:name="T24" style:family="text">
      <style:text-properties officeooo:rsid="003ad179"/>
    </style:style>
    <style:style style:name="T25" style:family="text">
      <style:text-properties officeooo:rsid="003b63c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OLANdroid</text:p>
      <text:p text:style-name="Subtitle">Final report for CS39440 Major Project</text:p>
      <text:p text:style-name="Text_20_body"/>
      <text:p text:style-name="Text_20_body">Author: Gideon MW Jones (gij2@aber.ac.uk)</text:p>
      <text:p text:style-name="Text_20_body">Supervisor: Neal Snooke (<text:a xlink:type="simple" xlink:href="mailto:nns@aber.ac.uk">nns@aber.ac.uk</text:a>)</text:p>
      <text:p text:style-name="Text_20_body"><text:date style:data-style-name="N79" text:date-value="2015-03-29T21:01:54.981886767" text:fixed="true">Sunday 29 March 2015</text:date></text:p>
      <text:p text:style-name="Text_20_body">Version 0.1 (draft)</text:p>
      <text:p text:style-name="Text_20_body"/>
      <text:p text:style-name="Text_20_body"/>
      <text:p text:style-name="Text_20_body">This report is submitted as partial fulfilment of a BSc degree in Computer Graphics, Vision and Games (G451)</text:p>
      <text:p text:style-name="Text_20_body"/>
      <text:p text:style-name="P2"/>
      <text:p text:style-name="P2">Department of Computer Science</text:p>
      <text:p text:style-name="P2">Aberystwyth University</text:p>
      <text:p text:style-name="P2">Aberystwyth</text:p>
      <text:p text:style-name="P2">Ceredigion</text:p>
      <text:p text:style-name="P2">SY23 3DB</text:p>
      <text:p text:style-name="P2">Wales, UK</text:p>
      <text:p text:style-name="P2"/>
      <text:p text:style-name="P12">Declaration of originality</text:p>
      <text:p text:style-name="P2"/>
      <text:p text:style-name="P2">In signing below, I confirm that: </text:p>
      <text:p text:style-name="P2"/>
      <text:list xml:id="list8961079288905784165" text:style-name="L1">
        <text:list-item>
          <text:p text:style-name="P41">This submission is my own work, except where clearly indicated. </text:p>
        </text:list-item>
        <text:list-item>
          <text:p text:style-name="P41">I understand that there are severe penalties for plagiarism and other unfair practice, which can lead to loss of marks or even the withholding of a degree. </text:p>
        </text:list-item>
        <text:list-item>
          <text:p text:style-name="P41">I have read the sections on unfair practice in the Students’ Examinations Handbook and the relevant sections of the current Student Handbook of the Department of Computer Science. </text:p>
        </text:list-item>
        <text:list-item>
          <text:p text:style-name="P41">I understand and agree to abide by the University’s regulations governing these issues.</text:p>
        </text:list-item>
      </text:list>
      <text:p text:style-name="P8"/>
      <text:p text:style-name="P2">Signature ……………………………………………. (Gideon MW Jones) </text:p>
      <text:p text:style-name="P8"/>
      <text:p text:style-name="P2">Date ………………………………………………… </text:p>
      <text:p text:style-name="P8"/>
      <text:p text:style-name="P8"/>
      <text:p text:style-name="P2">Consent to share this work </text:p>
      <text:p text:style-name="P8"/>
      <text:p text:style-name="P2">In signing below, I hereby agree to this dissertation being made available to other students and academic staff of the Aberystwyth Computer Science Department. </text:p>
      <text:p text:style-name="P8"/>
      <text:p text:style-name="P2">Signature ……………………………………………. (Gideon MW Jones) </text:p>
      <text:p text:style-name="P8"/>
      <text:p text:style-name="P2">Date …………………………………………………</text:p>
      <text:p text:style-name="P8"/>
      <text:p text:style-name="P13">Acknowledgements</text:p>
      <text:p text:style-name="P5"/>
      <text:p text:style-name="P5">I am grateful to… I’d like to thank…</text:p>
      <text:p text:style-name="P14">Abstract</text:p>
      <text:p text:style-name="P6"/>
      <text:p text:style-name="P7"><text:tab/>The acrobatic flight of aeroplane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text:a xlink:type="simple" xlink:href="#__RefHeading__2068_1315851627" text:style-name="Index_20_Link" text:visited-style-name="Index_20_Link">Background, Analysis &amp; Process<text:tab/>6</text:a></text:p>
          <text:p text:style-name="P31"><text:tab/><text:a xlink:type="simple" xlink:href="#__RefHeading__2070_1315851627" text:style-name="Index_20_Link" text:visited-style-name="Index_20_Link">Background<text:tab/>6</text:a></text:p>
          <text:p text:style-name="P31"><text:tab/><text:a xlink:type="simple" xlink:href="#__RefHeading__2072_1315851627" text:style-name="Index_20_Link" text:visited-style-name="Index_20_Link">Analysis<text:tab/>6</text:a></text:p>
          <text:p text:style-name="P31"><text:tab/><text:a xlink:type="simple" xlink:href="#__RefHeading__2074_1315851627" text:style-name="Index_20_Link" text:visited-style-name="Index_20_Link">Process<text:tab/>6</text:a></text:p>
          <text:p text:style-name="P1"><text:a xlink:type="simple" xlink:href="#__RefHeading__2076_1315851627" text:style-name="Index_20_Link" text:visited-style-name="Index_20_Link">Design<text:tab/>7</text:a></text:p>
          <text:p text:style-name="P31"><text:tab/><text:a xlink:type="simple" xlink:href="#__RefHeading__2078_1315851627" text:style-name="Index_20_Link" text:visited-style-name="Index_20_Link">Overall Architecture<text:tab/>7</text:a></text:p>
          <text:p text:style-name="P31"><text:tab/><text:a xlink:type="simple" xlink:href="#__RefHeading__2080_1315851627" text:style-name="Index_20_Link" text:visited-style-name="Index_20_Link">Detailed Design<text:tab/>7</text:a></text:p>
          <text:p text:style-name="P29"><text:a xlink:type="simple" xlink:href="#__RefHeading__2082_1315851627" text:style-name="Index_20_Link" text:visited-style-name="Index_20_Link">Even More Detail<text:tab/>7</text:a></text:p>
          <text:p text:style-name="P31"><text:tab/><text:a xlink:type="simple" xlink:href="#__RefHeading__2084_1315851627" text:style-name="Index_20_Link" text:visited-style-name="Index_20_Link">User Interface Design<text:tab/>7</text:a></text:p>
          <text:p text:style-name="P31"><text:tab/><text:a xlink:type="simple" xlink:href="#__RefHeading__2086_1315851627" text:style-name="Index_20_Link" text:visited-style-name="Index_20_Link">Other Relevant Sections<text:tab/>7</text:a></text:p>
          <text:p text:style-name="P1"><text:a xlink:type="simple" xlink:href="#__RefHeading__2088_1315851627" text:style-name="Index_20_Link" text:visited-style-name="Index_20_Link">Implementation<text:tab/>8</text:a></text:p>
          <text:p text:style-name="P1"><text:a xlink:type="simple" xlink:href="#__RefHeading__2090_1315851627" text:style-name="Index_20_Link" text:visited-style-name="Index_20_Link">Testing<text:tab/>9</text:a></text:p>
          <text:p text:style-name="P31"><text:tab/><text:a xlink:type="simple" xlink:href="#__RefHeading__2092_1315851627" text:style-name="Index_20_Link" text:visited-style-name="Index_20_Link">Overall Approach to Testing<text:tab/>9</text:a></text:p>
          <text:p text:style-name="P31"><text:tab/><text:a xlink:type="simple" xlink:href="#__RefHeading__2094_1315851627" text:style-name="Index_20_Link" text:visited-style-name="Index_20_Link">Automated Testing<text:tab/>9</text:a></text:p>
          <text:p text:style-name="P29"><text:a xlink:type="simple" xlink:href="#__RefHeading__2096_1315851627" text:style-name="Index_20_Link" text:visited-style-name="Index_20_Link">Unit Tests<text:tab/>9</text:a></text:p>
          <text:p text:style-name="P29"><text:a xlink:type="simple" xlink:href="#__RefHeading__2098_1315851627" text:style-name="Index_20_Link" text:visited-style-name="Index_20_Link">User Interface Testing<text:tab/>9</text:a></text:p>
          <text:p text:style-name="P29"><text:a xlink:type="simple" xlink:href="#__RefHeading__2100_1315851627" text:style-name="Index_20_Link" text:visited-style-name="Index_20_Link">Stress Testing<text:tab/>9</text:a></text:p>
          <text:p text:style-name="P29"><text:a xlink:type="simple" xlink:href="#__RefHeading__2102_1315851627" text:style-name="Index_20_Link" text:visited-style-name="Index_20_Link">Other Types of Testing<text:tab/>9</text:a></text:p>
          <text:p text:style-name="P31"><text:tab/><text:a xlink:type="simple" xlink:href="#__RefHeading__2104_1315851627" text:style-name="Index_20_Link" text:visited-style-name="Index_20_Link">Integration Testing<text:tab/>9</text:a></text:p>
          <text:p text:style-name="P31"><text:tab/><text:a xlink:type="simple" xlink:href="#__RefHeading__2106_1315851627" text:style-name="Index_20_Link" text:visited-style-name="Index_20_Link">User Testing<text:tab/>9</text:a></text:p>
          <text:p text:style-name="P1"><text:a xlink:type="simple" xlink:href="#__RefHeading__2108_1315851627" text:style-name="Index_20_Link" text:visited-style-name="Index_20_Link">Critical Evaluation<text:tab/>10</text:a></text:p>
          <text:p text:style-name="P1"><text:a xlink:type="simple" xlink:href="#__RefHeading__2110_1315851627" text:style-name="Index_20_Link" text:visited-style-name="Index_20_Link">Appendices<text:tab/>11</text:a></text:p>
          <text:p text:style-name="P31"><text:tab/><text:a xlink:type="simple" xlink:href="#__RefHeading__2112_1315851627" text:style-name="Index_20_Link" text:visited-style-name="Index_20_Link">Third-Party Code and Libraries<text:tab/>11</text:a></text:p>
          <text:p text:style-name="P31"><text:tab/><text:a xlink:type="simple" xlink:href="#__RefHeading__2114_1315851627" text:style-name="Index_20_Link" text:visited-style-name="Index_20_Link">Code Samples<text:tab/>12</text:a></text:p>
          <text:p text:style-name="P1"><text:a xlink:type="simple" xlink:href="#__RefHeading__2116_1315851627" text:style-name="Index_20_Link" text:visited-style-name="Index_20_Link">Annotated Bibliography<text:tab/>13</text:a></text:p>
        </text:index-body>
      </text:table-of-content>
      <text:p text:style-name="P6"/>
      <text:p text:style-name="P6"/>
      <text:h text:style-name="P16" text:outline-level="1"><text:bookmark-start text:name="_Toc258505512"/><text:bookmark-start text:name="__RefHeading__2068_1315851627"/><text:bookmark-start text:name="_Toc222978592"/><text:bookmark-start text:name="_Toc192777705"/>Background, Analysis &amp; <text:bookmark-end text:name="_Toc222978592"/><text:bookmark-end text:name="_Toc192777705"/>Process<text:bookmark-end text:name="_Toc258505512"/><text:bookmark-end text:name="__RefHeading__2068_1315851627"/></text:h>
      <text:p text:style-name="Text_20_body"/>
      <text:h text:style-name="Heading_20_2" text:outline-level="2">Problem specification</text:h>
      <text:p text:style-name="P50">The acrobatic flight of aeroplanes <text:span text:style-name="T9">is the practice of flying in patterns not commonly used in flight. <text:tab/>There's a number of different motivations behind this, including recreation, entertainment, sport and training. A range of flying vehicles can participate in aerobatics, while primarily aeroplanes are used, gliders and helicopters can also perform, the latter with its own more specific set of movements available. </text:span></text:p>
      <text:p text:style-name="P50"/>
      <text:p text:style-name="P52">Model aircraft – of the powered and controllable variety – are quite commonly used for performing aerobatics in the hands of hobbyists. </text:p>
      <text:p text:style-name="P52"/>
      <text:p text:style-name="P52">The smaller nature of the model aircraft means that forces exerted on them are far less significant than those on a full-sized plane, and that there's no worry about the <text:span text:style-name="T11">in situ</text:span> G-force a pilot would have to endure. A result of this means that, with model aircraft, far more intense flights can be undertaken.</text:p>
      <text:p text:style-name="P50"/>
      <text:p text:style-name="P21"><text:span text:style-name="T9">An aerobatic f</text:span>light <text:span text:style-name="T10">can be broken down into a series of manoeuvres, each representing a pattern of movement for the aircraft to follow. An commonly known example manoeuvre would be a “loop-the-loop”, consisting of flying a plane round in a vertical loop. </text:span></text:p>
      <text:p text:style-name="P53">A wide range of manoeuvres exists, describing many different patterns involving movements on every axis – pitch, yaw and roll – as well as even backwards movement (tailslides).</text:p>
      <text:p text:style-name="P21"/>
      <text:p text:style-name="P57"><text:span text:style-name="T19"/></text:p>
      <text:p text:style-name="P45">Manoeuvres can be described in two main different ways – the Aresti and OLAN notations. </text:p>
      <text:p text:style-name="P45"><text:span text:style-name="T12">The Aresti system</text:span><text:span text:style-name="T23"> was developed by Spanish aerobatic pilot </text:span><text:span text:style-name="T20">José Louis Aresti Aguirre, </text:span><text:span text:style-name="T21">and is now adopted by the Fédération Aéronautique Internationale (FAI)</text:span><text:span text:style-name="T22"> as a standard</text:span><text:span text:style-name="T21">. It is a way of representing manoeuvres using numbers. </text:span></text:p>
      <text:p text:style-name="P53"/>
      <text:p text:style-name="P58">OLAN – One Letter Aerobatic Notation – was developed by Michael Golan</text:p>
      <text:h text:style-name="P37" text:outline-level="2">Background</text:h>
      <text:p text:style-name="P49">Part of the motivation for this project was the fact that there were no systems available providing functionality anything like this.</text:p>
      <text:p text:style-name="P49"><text:soft-page-break/></text:p>
      <text:p text:style-name="P51">One system that was of use for the development of this project was OpenAero. This is a tool for <text:span text:style-name="T25">the interpretation of the OLAN system.</text:span> </text:p>
      <text:p text:style-name="P49"/>
      <text:p text:style-name="P52">Research on that model flying website</text:p>
      <text:p text:style-name="P49">What was your background preparation for the project? What similar systems did you assess? What was your motivation and interest in this project? </text:p>
      <text:h text:style-name="Heading_20_2" text:outline-level="2">Platform</text:h>
      <text:p text:style-name="P46">The other side of the background research was looking into the Android platform and development.</text:p>
      <text:p text:style-name="P21"/>
      <text:p text:style-name="Text_20_body">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bookmark-start text:name="_Toc192777706"/></text:p>
      <text:p text:style-name="P11"/>
      <text:p text:style-name="P4">Notes: </text:p>
      <text:list xml:id="list8170999466321716958" text:style-name="L2">
        <text:list-item>
          <text:p text:style-name="P34">All of the sections and text in this example are for illustration purposes. The main Chapters are a good starting point, but the content and actual sections that you include are likely to be different.</text:p>
        </text:list-item>
        <text:list-item>
          <text:p text:style-name="P35"><text:span text:style-name="T7">Look at the document on the Structure of the Final Report for additional guidance. </text:span><text:bookmark-start text:name="_Toc258505513"/><text:bookmark-end text:name="_Toc258505513"/><text:s/></text:p>
        </text:list-item>
      </text:list>
      <text:p text:style-name="P48"/>
      <text:h text:style-name="P26" text:outline-level="2"><text:bookmark-start text:name="__RefHeading__2072_1315851627"/><text:bookmark-start text:name="_Toc258505514"/>Analysis<text:bookmark-end text:name="_Toc258505514"/> <text:bookmark-end text:name="__RefHeading__2072_1315851627"/></text:h>
      <text:p text:style-name="Text_20_body"/>
      <text:p text:style-name="Text_20_body"/>
      <text:p text:style-name="P54"><text:span text:style-name="T24">The first task highlighted by the research was that of developing a representation of the manoeuvres in-application. There are, of course, a number of different ways of doing this, including </text:span><text:span text:style-name="T16">hard coding every manoeuvre.</text:span></text:p>
      <text:p text:style-name="P59"><text:span text:style-name="T15">The most logical approached was to analyse each manoeuvre and find effectively the highest common factor between them all. </text:span><text:span text:style-name="T17">As the standard catalogue consists of a lot of different manoeuvres, this is an extensive task, but there are definitely some common features between various movements, for example a straight line forwards and a turn upwards.</text:span></text:p>
      <text:p text:style-name="P59"><text:span text:style-name="T17">Alongside this, another</text:span><text:span text:style-name="T15"> </text:span><text:span text:style-name="T17">angle</text:span><text:span text:style-name="T15"> which could be taken was interpretation manoeuvres in the context of being flow</text:span><text:span text:style-name="T17">n</text:span><text:span text:style-name="T15"> by an aeroplane. In this context, it is obvious that manoeuvres can only exist if they can actually be performed, and thus the movements of a manoeuvre are limited by the mechanics of flight. From this, we can distill that that components of the manoeuvre can only move in the ways a plane can move – a plane cannot suddenly switch from flying straight flying upside-down – so a series of small sections can be built up, using operations such as a realistic change in </text:span><text:soft-page-break/><text:span text:style-name="T15">pitch, yaw, roll </text:span><text:span text:style-name="T17">and movement forwards (or backwards, in some cases).</text:span></text:p>
      <text:p text:style-name="P60"><text:span text:style-name="T15">Further on this, each piece of the aircraft's movement and progression through a manoeuvre is reliant on its previous position and orientation. Any set of simple components, representing an aircraft's movement, needs to be a cumulative progression. </text:span></text:p>
      <text:p text:style-name="P60"><text:span text:style-name="T15">However, this cannot be completely accurate, as the ability for an aircraft influence its position and orientation while flying straight line forwards is different to doing the same thing but upside down. The influence of both gravity and the </text:span><text:span text:style-name="T18">thrust generated by the wing are two large factors which need to be considered, or ignored.</text:span></text:p>
      <text:p text:style-name="P60"><text:span text:style-name="T15"/></text:p>
      <text:p text:style-name="P54">Priority was breaking down manoeuvres into a method which could effectively represent the full set of manoeuvres.</text:p>
      <text:p text:style-name="P54"/>
      <text:p text:style-name="P22">The background research brought about some questions:</text:p>
      <text:p text:style-name="P22"><text:tab/><text:span text:style-name="T14">limiting the model to planes &amp; their manoeuvres</text:span></text:p>
      <text:p text:style-name="P22"><text:tab/>whether or not to bother with a gravitational model</text:p>
      <text:p text:style-name="Text_20_body"/>
      <text:p text:style-name="P53"/>
      <text:p text:style-name="P53"/>
      <text:p text:style-name="P58">Decision to use the open OLAN notation over aresti</text:p>
      <text:h text:style-name="P38" text:outline-level="3">Features</text:h>
      <text:p text:style-name="P55">Features we need vs features we like</text:p>
      <text:p text:style-name="P55">functional features, for the core of the program, vs features for usability – <text:span text:style-name="T14">actual visualisation vs things like flight saving etc.</text:span></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h text:style-name="P26" text:outline-level="2"><text:bookmark-start text:name="__RefHeading__2074_1315851627"/><text:bookmark-start text:name="_Toc258505515"/>Process<text:bookmark-end text:name="_Toc258505515"/> <text:bookmark-end text:name="__RefHeading__2074_1315851627"/></text:h>
      <text:p text:style-name="Text_20_body"/>
      <text:p text:style-name="P46"><text:soft-page-break/></text:p>
      <text:p text:style-name="P46"/>
      <text:p text:style-name="P55">Evolutionary design</text:p>
      <text:p text:style-name="P55">Not TDD, <text:span text:style-name="T25">test backed up</text:span></text:p>
      <text:p text:style-name="P55">Feature driven </text:p>
      <text:p text:style-name="P55">XP-ish</text:p>
      <text:p text:style-name="P55">well documented code</text:p>
      <text:p text:style-name="P55">weekly development diaries &amp; demos</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h text:style-name="P17" text:outline-level="1"><text:bookmark-end text:name="_Toc192777706"/><text:bookmark-start text:name="_Toc258505516"/><text:bookmark-start text:name="_Toc222978596"/><text:bookmark-start text:name="_Toc192777707"/><text:bookmark-start text:name="__RefHeading__2076_1315851627"/>Design<text:bookmark-end text:name="_Toc258505516"/><text:bookmark-end text:name="_Toc222978596"/><text:bookmark-end text:name="_Toc192777707"/><text:bookmark-end text:name="__RefHeading__2076_1315851627"/></text:h>
      <text:p text:style-name="Text_20_body"/>
      <text:p text:style-name="P55">Use of design patterns</text:p>
      <text:p text:style-name="P55">Compromise of MVC</text:p>
      <text:p text:style-name="P55">Class diagrams</text:p>
      <text:p text:style-name="P55">Reusability of components, <text:span text:style-name="T14">design of components to match the potential movement of aeroplanes</text:span></text:p>
      <text:p text:style-name="P55"/>
      <text:p text:style-name="P55">technology – java, gradle, android sdk, emulator, devices</text:p>
      <text:p text:style-name="P47">Developing a working environment – IDE <text:span text:style-name="T13">&amp; use of xml-generating ui tool</text:span></text:p>
      <text:p text:style-name="P55">relationship between the model of the application – manoeuvre representation &amp; class diagram</text:p>
      <text:p text:style-name="P47"/>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h text:style-name="P26" text:outline-level="2"><text:bookmark-start text:name="_Toc192777708"/><text:bookmark-start text:name="_Toc258505517"/><text:bookmark-start text:name="_Toc222978597"/><text:bookmark-start text:name="__RefHeading__2078_1315851627"/><text:soft-page-break/>Overall Architecture<text:bookmark-end text:name="_Toc258505517"/><text:bookmark-end text:name="_Toc222978597"/><text:bookmark-end text:name="__RefHeading__2078_1315851627"/></text:h>
      <text:p text:style-name="P11"/>
      <text:h text:style-name="P26" text:outline-level="2"><text:bookmark-start text:name="__RefHeading__2080_1315851627"/><text:bookmark-start text:name="_Toc258505518"/><text:bookmark-start text:name="_Toc222978598"/>Detailed Design<text:bookmark-end text:name="_Toc258505518"/><text:bookmark-end text:name="_Toc222978598"/> <text:bookmark-end text:name="__RefHeading__2080_1315851627"/></text:h>
      <text:p text:style-name="P11"/>
      <text:h text:style-name="P28" text:outline-level="3"><text:bookmark-start text:name="_Toc258505519"/><text:bookmark-start text:name="_Toc222978599"/><text:bookmark-start text:name="__RefHeading__2082_1315851627"/>Even More Detail<text:bookmark-end text:name="_Toc258505519"/><text:bookmark-end text:name="_Toc222978599"/><text:bookmark-end text:name="__RefHeading__2082_1315851627"/></text:h>
      <text:p text:style-name="P11"/>
      <text:h text:style-name="P26" text:outline-level="2"><text:bookmark-start text:name="__RefHeading__2084_1315851627"/><text:bookmark-start text:name="_Toc258505520"/><text:bookmark-start text:name="_Toc222978600"/>User Interface Design<text:bookmark-end text:name="_Toc258505520"/><text:bookmark-end text:name="_Toc222978600"/> <text:bookmark-end text:name="__RefHeading__2084_1315851627"/></text:h>
      <text:p text:style-name="P11"/>
      <text:p text:style-name="P55">Various iterations, in terms of flow dependant on features being added</text:p>
      <text:h text:style-name="P26" text:outline-level="2"><text:bookmark-start text:name="_Toc258505521"/><text:bookmark-start text:name="_Toc222978601"/><text:bookmark-start text:name="__RefHeading__2086_1315851627"/>Other Relevant Sections<text:bookmark-end text:name="_Toc258505521"/><text:bookmark-end text:name="_Toc222978601"/><text:bookmark-end text:name="__RefHeading__2086_1315851627"/></text:h>
      <text:p text:style-name="P11"/>
      <text:p text:style-name="P9"/>
      <text:h text:style-name="P17" text:outline-level="1"><text:bookmark-start text:name="_Toc258505522"/><text:bookmark-start text:name="_Toc222978602"/><text:bookmark-start text:name="__RefHeading__2088_1315851627"/>Implementation<text:bookmark-end text:name="_Toc192777708"/><text:bookmark-end text:name="_Toc258505522"/><text:bookmark-end text:name="_Toc222978602"/><text:bookmark-end text:name="__RefHeading__2088_1315851627"/></text:h>
      <text:p text:style-name="Text_20_body"><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15"/>
      <text:h text:style-name="P23" text:outline-level="1"><text:bookmark-start text:name="_Toc258505523"/><text:bookmark-start text:name="_Toc222978603"/><text:bookmark-start text:name="__RefHeading__2090_1315851627"/>Testing<text:bookmark-end text:name="_Toc192777712"/><text:bookmark-end text:name="_Toc258505523"/><text:bookmark-end text:name="_Toc222978603"/><text:bookmark-end text:name="__RefHeading__2090_1315851627"/></text:h>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h text:style-name="P26" text:outline-level="2"><text:bookmark-start text:name="__RefHeading__2092_1315851627"/><text:bookmark-start text:name="_Toc258505524"/><text:bookmark-start text:name="_Toc222978604"/><text:span text:style-name="T3">Overall Approach to Testing</text:span><text:bookmark-end text:name="_Toc258505524"/><text:bookmark-end text:name="_Toc222978604"/><text:span text:style-name="T3"> </text:span><text:bookmark-end text:name="__RefHeading__2092_1315851627"/></text:h>
      <text:p text:style-name="P3"/>
      <text:h text:style-name="P26" text:outline-level="2"><text:bookmark-start text:name="__RefHeading__2094_1315851627"/><text:bookmark-start text:name="_Toc258505525"/><text:bookmark-start text:name="_Toc222978605"/><text:span text:style-name="T3">Automated Testing</text:span><text:bookmark-end text:name="_Toc258505525"/><text:bookmark-end text:name="_Toc222978605"/><text:span text:style-name="T3"> </text:span><text:bookmark-end text:name="__RefHeading__2094_1315851627"/></text:h>
      <text:p text:style-name="P3"/>
      <text:h text:style-name="P27" text:outline-level="3"><text:bookmark-start text:name="_Toc258505526"/><text:bookmark-start text:name="_Toc222978606"/><text:bookmark-start text:name="__RefHeading__2096_1315851627"/>Unit Tests<text:bookmark-end text:name="_Toc258505526"/><text:bookmark-end text:name="_Toc222978606"/><text:bookmark-end text:name="__RefHeading__2096_1315851627"/></text:h>
      <text:p text:style-name="P3"/>
      <text:h text:style-name="P28" text:outline-level="3"><text:bookmark-start text:name="__RefHeading__2098_1315851627"/><text:bookmark-start text:name="_Toc258505527"/><text:bookmark-start text:name="_Toc222978607"/><text:span text:style-name="T3">User Interface Testing</text:span><text:bookmark-end text:name="_Toc258505527"/><text:bookmark-end text:name="_Toc222978607"/><text:span text:style-name="T3"> </text:span><text:bookmark-end text:name="__RefHeading__2098_1315851627"/></text:h>
      <text:p text:style-name="P20">Monkey</text:p>
      <text:p text:style-name="P3"/>
      <text:h text:style-name="P28" text:outline-level="3"><text:bookmark-start text:name="__RefHeading__2100_1315851627"/><text:bookmark-start text:name="_Toc258505528"/><text:bookmark-start text:name="_Toc222978608"/><text:span text:style-name="T3">Stress Testing</text:span><text:bookmark-end text:name="_Toc258505528"/><text:bookmark-end text:name="_Toc222978608"/><text:span text:style-name="T3"> </text:span><text:bookmark-end text:name="__RefHeading__2100_1315851627"/></text:h>
      <text:p text:style-name="P55"><text:span text:style-name="T3">monkeyrunner</text:span></text:p>
      <text:p text:style-name="P3"/>
      <text:h text:style-name="P28" text:outline-level="3"><text:bookmark-start text:name="__RefHeading__2102_1315851627"/><text:bookmark-start text:name="_Toc258505529"/><text:bookmark-start text:name="_Toc222978609"/><text:span text:style-name="T3">Other Types of Testing</text:span><text:bookmark-end text:name="_Toc258505529"/><text:bookmark-end text:name="_Toc222978609"/><text:span text:style-name="T3"> </text:span><text:bookmark-end text:name="__RefHeading__2102_1315851627"/></text:h>
      <text:p text:style-name="P55"><text:span text:style-name="T3">Various devices</text:span></text:p>
      <text:p text:style-name="P55"><text:span text:style-name="T3"/></text:p>
      <text:p text:style-name="P3"/>
      <text:h text:style-name="P26" text:outline-level="2"><text:bookmark-start text:name="__RefHeading__2104_1315851627"/><text:bookmark-start text:name="_Toc258505530"/><text:bookmark-start text:name="_Toc222978610"/><text:span text:style-name="T3">Integration Testing</text:span><text:bookmark-end text:name="_Toc258505530"/><text:bookmark-end text:name="_Toc222978610"/><text:span text:style-name="T3"> </text:span><text:bookmark-end text:name="__RefHeading__2104_1315851627"/></text:h>
      <text:p text:style-name="P55">Play store beta testing</text:p>
      <text:h text:style-name="P25" text:outline-level="2"><text:bookmark-start text:name="_Toc258505531"/><text:bookmark-start text:name="_Toc222978611"/><text:bookmark-start text:name="__RefHeading__2106_1315851627"/>User Testing<text:bookmark-end text:name="_Toc258505531"/><text:bookmark-end text:name="_Toc222978611"/><text:bookmark-end text:name="__RefHeading__2106_1315851627"/></text:h>
      <text:p text:style-name="P55">Got family to use it to raise issues</text:p>
      <text:p text:style-name="P55">crash reports &amp; ANR ones too</text:p>
      <text:p text:style-name="P15"><text:bookmark-start text:name="_Toc192777716"/></text:p>
      <text:h text:style-name="P23" text:outline-level="1"><text:bookmark-start text:name="_Toc258505532"/><text:bookmark-start text:name="_Toc222978612"/><text:bookmark-start text:name="__RefHeading__2108_1315851627"/>Critical Evaluation<text:bookmark-end text:name="_Toc192777716"/><text:bookmark-end text:name="_Toc258505532"/><text:bookmark-end text:name="_Toc222978612"/><text:bookmark-end text:name="__RefHeading__2108_1315851627"/></text:h>
      <text:p text:style-name="Text_20_body">Examiners expect to find in your dissertation a section addressing such questions as:</text:p>
      <text:list xml:id="list5630824396183035495" text:style-name="L3">
        <text:list-item>
          <text:p text:style-name="P36">Were the requirements correctly identified?</text:p>
        </text:list-item>
        <text:list-item>
          <text:p text:style-name="P36">Were the design decisions correct?</text:p>
        </text:list-item>
        <text:list-item>
          <text:p text:style-name="P36">Could a more suitable set of tools have been chosen?</text:p>
        </text:list-item>
        <text:list-item>
          <text:p text:style-name="P36">How well did the software meet the needs of those who were expecting to use it? </text:p>
        </text:list-item>
        <text:list-item>
          <text:p text:style-name="P36">How well were any other project aims achieved? </text:p>
        </text:list-item>
        <text:list-item>
          <text:p text:style-name="P36">If you were starting again, what would you do differently?</text:p>
        </text:list-item>
      </text:list>
      <text:p text:style-name="P3"/>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11"/>
      <text:p text:style-name="P11"/>
      <text:p text:style-name="P9"><text:bookmark-start text:name="_Toc192777717"/></text:p>
      <text:h text:style-name="P17" text:outline-level="1"><text:bookmark-start text:name="_Toc258505533"/><text:bookmark-start text:name="_Toc222978613"/><text:bookmark-start text:name="__RefHeading__2110_1315851627"/>Appendices<text:bookmark-end text:name="_Toc192777717"/><text:bookmark-end text:name="_Toc258505533"/><text:bookmark-end text:name="_Toc222978613"/><text:bookmark-end text:name="__RefHeading__2110_1315851627"/></text:h>
      <text:h text:style-name="P61" text:outline-level="2"><text:bookmark-start text:name="_Toc258505534"/><text:bookmark-start text:name="_Toc222978614"/><text:bookmark-start text:name="__RefHeading__2112_1315851627"/>Third-Party Code and Libraries<text:bookmark-end text:name="_Toc258505534"/><text:bookmark-end text:name="_Toc222978614"/><text:bookmark-end text:name="__RefHeading__2112_1315851627"/></text:h>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text:span text:style-name="T7">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text" text:ref-name="_Ref258235107">Apache Software Foundation (2014) “Apache POI - the Java API for Microsoft Documents” (Online) Available at: http://poi.apache.org Accessed: 14th March 2014.</text:bookmark-ref>. The library is released using the Apache License <text:bookmark-ref text:reference-format="text" text:ref-name="_Ref258235124">Error: Reference source not found</text:bookmark-ref>. This library was used without modification. </text:p>
      <text:p text:style-name="Text_20_body"/>
      <text:p text:style-name="Text_20_body"/>
      <text:p text:style-name="P19">Android SDK – </text:p>
      <text:p text:style-name="P11"/>
      <text:p text:style-name="P11"/>
      <text:p text:style-name="P11"/>
      <text:p text:style-name="P10"/>
      <text:h text:style-name="P62" text:outline-level="2"><text:bookmark-start text:name="_Toc258505535"/><text:bookmark-start text:name="_Toc222978615"/><text:bookmark-start text:name="__RefHeading__2114_1315851627"/>Code Samples<text:bookmark-end text:name="_Toc258505535"/><text:bookmark-end text:name="_Toc222978615"/><text:bookmark-end text:name="__RefHeading__2114_1315851627"/></text:h>
      <text:p text:style-name="Text_20_body">This is an example appendix. <text:s/>Include as many appendices as you need. The appendices do not count towards the overall word count for the report. </text:p>
      <text:p text:style-name="P11"/>
      <text:p text:style-name="P15"><text:bookmark-start text:name="_Toc192777719"/></text:p>
      <text:h text:style-name="P23" text:outline-level="1"><text:bookmark-start text:name="_Toc258505536"/><text:bookmark-start text:name="_Toc222978616"/><text:bookmark-start text:name="__RefHeading__2116_1315851627"/>Annotated Bibliography<text:bookmark-end text:name="_Toc258505536"/><text:bookmark-end text:name="_Toc222978616"/><text:bookmark-end text:name="__RefHeading__2116_1315851627"/></text:h>
      <text:h text:style-name="P24" text:outline-level="1"/>
      <text:h text:style-name="P23" text:outline-level="1"><text:bookmark-end text:name="_Toc192777719"/></text:h>
      <text:p text:style-name="P11">This final section should list all relevant resources that you have consulted in researching your project. Each reference should also include a brief annotation. </text:p>
      <text:p text:style-name="P11"/>
      <text:list xml:id="list412557569587673325" text:style-name="WWNum3">
        <text:list-item>
          <text:p text:style-name="P32"><text:bookmark-start text:name="_Ref180721199"/><text:span text:style-name="T3">Sylvia Duckworth. A picture of a kitten at Hellifield Peel. </text:span><text:a xlink:type="simple" xlink:href="http://www.geograph.org.uk/photo/640959">http://www.geograph.org.uk/photo/640959</text:a><text:span text:style-name="T3">,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32"><text:span text:style-name="T3">Mark Neal, Jan Feyereisl, Rosario Rascun</text:span>à,<text:span text:style-name="T3"> and Xiaolei Wang. Don’t touch me, I’m fine: Robot autonomy using an artificial innate immune system. In </text:span><text:span text:style-name="T4">Proceedings of the 5th International Conference on Artificial Immune Systems</text:span><text:span text:style-name="T3">, pages 349–361. Springer, 2006.</text:span><text:bookmark-end text:name="_Ref180721199"/> <text:s/><text:line-break/><text:line-break/>This paper…<text:line-break/></text:p>
        </text:list-item>
        <text:list-item>
          <text:p text:style-name="P32"><text:bookmark-start text:name="_Ref180721201"/><text:span text:style-name="T3">W.H. Press et al. </text:span><text:span text:style-name="T4">Numerical recipes in C</text:span><text:span text:style-name="T3">. Cambridge University Press Cambridge, 1992.</text:span><text:bookmark-end text:name="_Ref180721201"/><text:span text:style-name="T3"><text:line-break/><text:line-break/>This is my annotation. I can add in comments that are in </text:span><text:span text:style-name="T6">bold</text:span><text:span text:style-name="T3"> and </text:span><text:span text:style-name="T4">italics</text:span><text:span text:style-name="T5"> </text:span><text:span text:style-name="T3">and then further content. <text:line-break/></text:span></text:p>
        </text:list-item>
        <text:list-item>
          <text:p text:style-name="P32"><text:bookmark-start text:name="_Ref180722753"/><text:span text:style-name="T3">Various. Fail blog. </text:span><text:a xlink:type="simple" xlink:href="http://www.failblog.org/">http://www.failblog.org/</text:a><text:span text:style-name="T3">, August 2011. Accessed August 2011.</text:span><text:bookmark-end text:name="_Ref180722753"/><text:span text:style-name="T3"><text:line-break/><text:line-break/>This is my annotation. I should add in a description here. </text:span></text:p>
        </text:list-item>
      </text:list>
      <text:p text:style-name="P30"/>
      <text:list xml:id="list160322266127395" text:continue-numbering="true" text:style-name="WWNum3">
        <text:list-item>
          <text:p text:style-name="P32"><text:bookmark-start text:name="_Ref258235107"/><text:span text:style-name="T3">Apache Software Foundation (2014) “</text:span><text:span text:style-name="T4">Apache POI - the Java API for Microsoft Documents</text:span><text:span text:style-name="T3">” (Online) Available at: </text:span><text:a xlink:type="simple" xlink:href="http://poi.apache.org/">http://poi.apache.org</text:a><text:span text:style-name="T3"> Accessed: 14</text:span><text:span text:style-name="T8">th</text:span><text:span text:style-name="T3"> March 2014.</text:span><text:bookmark-end text:name="_Ref258235107"/><text:span text:style-name="T3"> <text:line-break/><text:line-break/>Annotation... </text:span></text:p>
        </text:list-item>
      </text:list>
      <text:p text:style-name="P3"/>
      <text:list xml:id="list160322166119724" text:continue-numbering="true" text:style-name="WWNum3">
        <text:list-item>
          <text:p text:style-name="P33"><text:span text:style-name="T3">Apache Software Foundation (2004) “Apache License, Version 2.0” (Online) Available at: </text:span><text:a xlink:type="simple" xlink:href="http://www.apache.org/licenses/LICENSE-2.0">http://www.apache.org/licenses/LICENSE-2.0</text:a><text:span text:style-name="T3">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Verdana, sans-serif"/>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fo:font-size="11pt" style:font-size-asian="10pt"/>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master-page-name="">
      <style:paragraph-properties fo:text-align="center" style:justify-single-word="false" style:page-number="auto"/>
      <style:text-properties style:font-name="Liberation Sans" fo:font-family="'Liberation Sans'" style:font-family-generic="swiss" style:font-pitch="variable" fo:font-size="32pt" fo:font-weight="bold" style:font-size-asian="28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list-style-name="WWNum1">
      <style:paragraph-properties fo:margin-top="0.423cm" fo:margin-bottom="0.212cm" style:contextual-spacing="false"/>
    </style:style>
    <style:style style:name="List_20_Contents" style:display-name="List Contents" style:family="paragraph" style:parent-style-name="Standard" style:class="html" style:master-page-name="">
      <style:paragraph-properties fo:line-height="125%" style:page-number="auto" fo:background-color="transparent" style:shadow="none">
        <style:background-image/>
      </style:paragraph-properties>
      <style:text-properties fo:color="#1c1c1c" fo:font-size="11pt"/>
    </style:style>
    <style:style style:name="Contents_20_Heading" style:display-name="Contents Heading" style:family="paragraph" style:parent-style-name="Heading" style:class="index"/>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list-style-name="">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text-indent="-1.524cm" fo:margin-left="3.175cm"/>
        </style:list-level-properties>
      </text:list-level-style-number>
      <text:list-level-style-number text:level="5" style:num-format="">
        <style:list-level-properties text:list-level-position-and-space-mode="label-alignment">
          <style:list-level-label-alignment text:label-followed-by="nothing" fo:text-indent="-1.778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4.445cm"/>
        </style:list-level-properties>
      </text:list-level-style-number>
      <text:list-level-style-number text:level="7" style:num-format="">
        <style:list-level-properties text:list-level-position-and-space-mode="label-alignment">
          <style:list-level-label-alignment text:label-followed-by="nothing" fo:text-indent="-2.286cm" fo:margin-left="5.08cm"/>
        </style:list-level-properties>
      </text:list-level-style-number>
      <text:list-level-style-number text:level="8" style:num-format="">
        <style:list-level-properties text:list-level-position-and-space-mode="label-alignment">
          <style:list-level-label-alignment text:label-followed-by="nothing" fo:text-indent="-2.54cm" fo:margin-left="5.715cm"/>
        </style:list-level-properties>
      </text:list-level-style-number>
      <text:list-level-style-number text:level="9" style:num-format="">
        <style:list-level-properties text:list-level-position-and-space-mode="label-alignment">
          <style:list-level-label-alignment text:label-followed-by="nothing"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8ba1a"/>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footer>
        <text:p text:style-name="Footer">Page <text:page-number text:select-page="current">17</text:page-number> of <text:page-count>17</text:page-count><text:tab/><text:span text:style-name="MT1">OLANdroid</text:span><text:tab/>Gideon MW Jones <text:span text:style-name="MT1">(gij2)</text:span></text:p>
      </style:footer>
    </style:master-page>
    <style:master-page style:name="Converted1" style:page-layout-name="Mpm2">
      <style:footer>
        <text:p text:style-name="Footer"><text:span text:style-name="MT2">Page </text:span><text:span text:style-name="MT2"><text:page-number text:select-page="current">0</text:page-number></text:span><text:span text:style-name="MT2"> of </text:span><text:span text:style-name="MT2"><text:page-count>17</text:page-count></text:span><text:span text:style-name="MT2"><text:tab/></text:span><text:span text:style-name="MT2"><text:title>Outline Project Specification</text:title></text:span><text:span text:style-name="MT2"><text:tab/>Gideon MW Jon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meta:editing-cycles>17</meta:editing-cycles>
    <dc:subject>MMP</dc:subject>
    <dc:title>Outline Project Specification</dc:title>
    <meta:editing-duration>P2DT21H59M11S</meta:editing-duration>
    <meta:generator>LibreOffice/4.2.7.2$Linux_X86_64 LibreOffice_project/420m0$Build-2</meta:generator>
    <dc:date>2015-04-03T16:03:21.236693527</dc:date>
    <dc:creator>Gideon </dc:creator>
    <meta:document-statistic meta:table-count="0" meta:image-count="0" meta:object-count="0" meta:page-count="17" meta:paragraph-count="174" meta:word-count="2625" meta:character-count="16286" meta:non-whitespace-character-count="13750"/>
  </office:meta>
</office:document-meta>
</file>